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3a2cd" officeooo:paragraph-rsid="0003a2cd"/>
    </style:style>
    <style:style style:name="P2" style:family="paragraph" style:parent-style-name="Standard">
      <style:paragraph-properties fo:line-height="115%"/>
      <style:text-properties fo:font-weight="bold" officeooo:rsid="0003a2cd" officeooo:paragraph-rsid="0003a2cd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03b95b" officeooo:paragraph-rsid="0003b95b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089054" officeooo:paragraph-rsid="00089054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0e0646" officeooo:paragraph-rsid="000e0646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123d4" officeooo:paragraph-rsid="001123d4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rsid="0013fed9" officeooo:paragraph-rsid="0013fed9" style:font-weight-asian="bold" style:font-weight-complex="bold"/>
    </style:style>
    <style:style style:name="P8" style:family="paragraph" style:parent-style-name="Standard">
      <style:paragraph-properties fo:line-height="115%"/>
      <style:text-properties officeooo:rsid="0003b95b" officeooo:paragraph-rsid="0003b95b"/>
    </style:style>
    <style:style style:name="P9" style:family="paragraph" style:parent-style-name="Standard">
      <style:paragraph-properties fo:line-height="115%"/>
      <style:text-properties fo:font-weight="normal" officeooo:rsid="0006eb0c" officeooo:paragraph-rsid="0006eb0c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09dee9" officeooo:paragraph-rsid="0009dee9" style:font-weight-asian="normal" style:font-weight-complex="normal"/>
    </style:style>
    <style:style style:name="P11" style:family="paragraph" style:parent-style-name="Standard">
      <style:paragraph-properties fo:line-height="115%"/>
      <style:text-properties fo:font-weight="normal" officeooo:rsid="000bcf16" officeooo:paragraph-rsid="000bcf16" style:font-weight-asian="normal" style:font-weight-complex="normal"/>
    </style:style>
    <style:style style:name="P12" style:family="paragraph" style:parent-style-name="Standard">
      <style:paragraph-properties fo:line-height="115%"/>
      <style:text-properties fo:font-weight="normal" officeooo:rsid="000c43a1" officeooo:paragraph-rsid="000c43a1" style:font-weight-asian="normal" style:font-weight-complex="normal"/>
    </style:style>
    <style:style style:name="P13" style:family="paragraph" style:parent-style-name="Standard">
      <style:paragraph-properties fo:line-height="115%"/>
      <style:text-properties fo:font-weight="normal" officeooo:rsid="0013fed9" officeooo:paragraph-rsid="0013fed9" style:font-weight-asian="normal" style:font-weight-complex="normal"/>
    </style:style>
    <style:style style:name="P14" style:family="paragraph" style:parent-style-name="Standard">
      <style:paragraph-properties fo:line-height="115%"/>
      <style:text-properties officeooo:rsid="000e92a2" officeooo:paragraph-rsid="000e92a2"/>
    </style:style>
    <style:style style:name="P15" style:family="paragraph" style:parent-style-name="Standard">
      <style:paragraph-properties fo:line-height="115%"/>
      <style:text-properties officeooo:rsid="000fc2c6" officeooo:paragraph-rsid="000fc2c6"/>
    </style:style>
    <style:style style:name="T1" style:family="text">
      <style:text-properties officeooo:rsid="000671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cf16" style:font-weight-asian="normal" style:font-weight-complex="normal"/>
    </style:style>
    <style:style style:name="T4" style:family="text">
      <style:text-properties fo:font-weight="normal" officeooo:rsid="001081a7" style:font-weight-asian="normal" style:font-weight-complex="normal"/>
    </style:style>
    <style:style style:name="T5" style:family="text">
      <style:text-properties fo:font-weight="normal" officeooo:rsid="0012ee23" style:font-weight-asian="normal" style:font-weight-complex="normal"/>
    </style:style>
    <style:style style:name="T6" style:family="text">
      <style:text-properties fo:font-weight="normal" officeooo:rsid="0013fed9" style:font-weight-asian="normal" style:font-weight-complex="normal"/>
    </style:style>
    <style:style style:name="T7" style:family="text">
      <style:text-properties officeooo:rsid="000e0646"/>
    </style:style>
    <style:style style:name="T8" style:family="text">
      <style:text-properties officeooo:rsid="001081a7"/>
    </style:style>
    <style:style style:name="T9" style:family="text">
      <style:text-properties officeooo:rsid="0013fe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tes:</text:p>
      <text:p text:style-name="P1">Se crearon las clases Airport, Flight y Passenger usando el código provisto.</text:p>
      <text:p text:style-name="P8">La clase Flight define los métodos addPassenger y removePassenger para añadir y remover pasajeros, donde se implementa que se implementa que para tipos de vuelo Economico y Negocios se puede añadir tano pasajeros tanto regulares como VIP pero solo se puedan remover pasajeros regulares.</text:p>
      <text:p text:style-name="P8">En la clase Airport se define el método main. En est<text:span text:style-name="T1">e método</text:span> se crean dos vuelos: uno Economico y uno de Negocios y dos pasajeros: uno regular y uno VIP. En el vuelo de negocios se llama a los métodos para añadir y eliminar al cliente VIP y añadir al pasajero regular. En el vuelo económico se llama al método para añadir al cliente regular. <text:span text:style-name="T1">Finalmente se imprimen los pasajeros que quedan en ambos vuelos.</text:span></text:p>
      <text:p text:style-name="P8"/>
      <text:p text:style-name="P3">Fase 1:</text:p>
      <text:p text:style-name="P9">En esta fase se crea el archivo AirportTest para realizar las pruebas. Se crean dos pruebas:</text:p>
      <text:p text:style-name="P9">- En la primera prueba se crea un vuelo económico y se crean dos usuarios: uno regular y uno VIP. Se llama a los métodos correspondientes para añadir y eliminar a ambos usuarios de ambos vuelos y se comprueba que son añadidos pero solo se elimina el usuario regular.</text:p>
      <text:p text:style-name="P9">- En la segunda prueba se crea un vuelo de negocios y se crean dos usuarios: uno regular y uno VIP. Se llama a los métodos correspondientes para añadir y eliminar a ambos usuarios de ambos vuelos y se comprueba que solo el usuario VIP es añadido al vuelo y además no es removido.</text:p>
      <text:p text:style-name="P10">Las pruebas pasan. La cobertura indica un 80% de cobertura de línea y de rama para la clase Flight y 83% y 100% de <text:s/>cobertura de línea y de rama para la clase Passenger.</text:p>
      <text:p text:style-name="P9"/>
      <text:p text:style-name="P4">Fase 2:</text:p>
      <text:p text:style-name="P11">La clase Flight se hace abstracta, se elimina el campo flightType y el constructor. Los campos id y passengers se vuelven protected. Los métodos addPassenger y removePassenger se vuelven abstractos. Se crean las clases EconomyFlight y BusinessFlight que extienden Flight y sobreescribern los métodos addPassenger y removePassenger. En el método main de Airport se cambia el llamado al constructor de Flight por los constructores de EconomyFlight y BusinessFlight.</text:p>
      <text:p text:style-name="P11">En las pruebas se procede igualmente a cambiar el llamado al constructor de Flight por los constructores de EconomyFlight y BusinessFlight. Las pruebas pasan. La cobertura es de 100% para todos los tipos de cobertura para las nuevas clases EconomyFlight y BusinessFlight. La clase Flight tiene un 75% de cobertura de línea y 100% de cobertura de rama. La clase Flight tiene un 75% de cobertura de línea y 100% de cobertura de rama. La clase Passenger tiene un 83% de cobertura de línea y 100% de cobertura de rama.</text:p>
      <text:p text:style-name="P12">La refactorizacion mejora la calidad del código ya que el código se entiende más fácilmente y es más fácil crear un nuevo tipo de vuelo <text:span text:style-name="T7">simplemente </text:span>creando una clase que extienda Flight <text:span text:style-name="T7">sin necesidad de modificar condicionales donde se ejecutaba el código según el tipo de vuelo.</text:span></text:p>
      <text:p text:style-name="P12"/>
      <text:p text:style-name="P7">Fase 3:</text:p>
      <text:p text:style-name="P13">En esta fase se modifica la clase AirportTest usando el código provisto. Este código contiene las pruebas para las clases EconomyFlight y BusinessFlight. Siguiendo el modelo de estas pruebas se crea clase PremiumFlightTest en la cual se definen las pruebas para pasajeros regulares y VIP para vuelos premium. Las pruebas no pasan ya que aún no se implementa la clase PremiumFlight.</text:p>
      <text:p text:style-name="P7"/>
      <text:p text:style-name="P7"><text:soft-page-break/></text:p>
      <text:p text:style-name="P7"/>
      <text:p text:style-name="P5"/>
      <text:p text:style-name="P5">Fase <text:span text:style-name="T9">4</text:span>:</text:p>
      <text:p text:style-name="P14"><text:span text:style-name="T2">En esta fase se </text:span><text:span text:style-name="T6">implemena</text:span><text:span text:style-name="T2"> la clase PremiumFlight la cual extiende la clase Flight e implementa los </text:span><text:span text:style-name="T3">métodos addPassenger y removePassenger, </text:span><text:span text:style-name="T2">los cuales permiten añadir solo a pasajeros VIP pero también permiten removerlos.</text:span></text:p>
      <text:p text:style-name="P15"><text:span text:style-name="T2"/></text:p>
      <text:p text:style-name="P6"><text:span text:style-name="T8">F</text:span>ase <text:span text:style-name="T9">5</text:span>: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7:38:02.378401410</meta:creation-date>
    <meta:generator>LibreOffice/7.3.7.2$Linux_X86_64 LibreOffice_project/30$Build-2</meta:generator>
    <dc:date>2023-07-12T09:45:01.204641177</dc:date>
    <meta:editing-duration>PT1H43M30S</meta:editing-duration>
    <meta:editing-cycles>13</meta:editing-cycles>
    <meta:document-statistic meta:table-count="0" meta:image-count="0" meta:object-count="0" meta:page-count="2" meta:paragraph-count="18" meta:word-count="594" meta:character-count="3472" meta:non-whitespace-character-count="2895"/>
  </office:meta>
</office:document-meta>
</file>